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7437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534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4756in"/>
    </style:style>
    <style:style style:name="co24" style:family="table-column">
      <style:table-column-properties fo:break-before="auto" style:column-width="0.6016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0528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shapes>
          <draw:frame draw:z-index="0" draw:style-name="gr1" draw:text-style-name="P1" svg:width="0.0787in" svg:height="0.185in" svg:x="1.3465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0.0787in" svg:height="0.185in" svg:x="1.3465in" svg:y="0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‰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style-name="ce5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1" office:value-type="float" office:value="110104" calcext:value-type="float">
            <text:p>110104</text:p>
          </table:table-cell>
          <table:table-cell office:value-type="float" office:value="81.321" calcext:value-type="float">
            <text:p>81.321</text:p>
          </table:table-cell>
          <table:table-cell office:value-type="float" office:value="33.28" calcext:value-type="float">
            <text:p>33.28</text:p>
          </table:table-cell>
          <table:table-cell office:value-type="float" office:value="1271.5" calcext:value-type="float">
            <text:p>1271.5</text:p>
          </table:table-cell>
          <table:table-cell office:value-type="float" office:value="11674.7598" calcext:value-type="float">
            <text:p>11674.7598</text:p>
          </table:table-cell>
          <table:table-cell office:value-type="float" office:value="2703.1699" calcext:value-type="float">
            <text:p>2703.1699</text:p>
          </table:table-cell>
          <table:table-cell table:style-name="ce5" office:value-type="float" office:value="1368.5" calcext:value-type="float">
            <text:p>13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1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office:value-type="float" office:value="1360.4" calcext:value-type="float">
            <text:p>136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8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25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office:value-type="float" office:value="1340.7" calcext:value-type="float">
            <text:p>13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1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office:value-type="float" office:value="1348.3" calcext:value-type="float">
            <text:p>134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8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office:value-type="float" office:value="1359.9" calcext:value-type="float">
            <text:p>135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15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office:value-type="float" office:value="1388.2" calcext:value-type="float">
            <text:p>138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22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office:value-type="float" office:value="1408.7" calcext:value-type="float">
            <text:p>140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1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office:value-type="float" office:value="1428.2" calcext:value-type="float">
            <text:p>142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8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office:value-type="float" office:value="1421.5" calcext:value-type="float">
            <text:p>14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15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office:value-type="float" office:value="1415.9" calcext:value-type="float">
            <text:p>141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2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office:value-type="float" office:value="1426.1" calcext:value-type="float">
            <text:p>142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9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office:value-type="float" office:value="1428.1" calcext:value-type="float">
            <text:p>142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05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office:value-type="float" office:value="1473.4" calcext:value-type="float">
            <text:p>14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2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office:value-type="float" office:value="1485.3" calcext:value-type="float">
            <text:p>148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9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office:value-type="float" office:value="1503.2" calcext:value-type="float">
            <text:p>15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26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03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office:value-type="float" office:value="1491.2" calcext:value-type="float">
            <text:p>14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0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7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office:value-type="float" office:value="1508.8" calcext:value-type="float">
            <text:p>15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24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office:value-type="float" office:value="1536.3" calcext:value-type="float">
            <text:p>153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31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office:value-type="float" office:value="1541.7" calcext:value-type="float">
            <text:p>154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07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office:value-type="float" office:value="1528.6" calcext:value-type="float">
            <text:p>152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14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office:value-type="float" office:value="1538.6" calcext:value-type="float">
            <text:p>153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1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office:value-type="float" office:value="1500.5" calcext:value-type="float">
            <text:p>150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8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office:value-type="float" office:value="1482.3" calcext:value-type="float">
            <text:p>148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05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office:value-type="float" office:value="1541.2" calcext:value-type="float">
            <text:p>154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2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office:value-type="float" office:value="1589.8" calcext:value-type="float">
            <text:p>15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9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office:value-type="float" office:value="1601.3" calcext:value-type="float">
            <text:p>160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26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office:value-type="float" office:value="1628.3" calcext:value-type="float">
            <text:p>162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2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office:value-type="float" office:value="1648.8" calcext:value-type="float">
            <text:p>164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9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office:value-type="float" office:value="1740.2" calcext:value-type="float">
            <text:p>174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16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office:value-type="float" office:value="1848.9" calcext:value-type="float">
            <text:p>18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23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office:value-type="float" office:value="1794.1" calcext:value-type="float">
            <text:p>17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30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office:value-type="float" office:value="1873.7" calcext:value-type="float">
            <text:p>18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06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office:value-type="float" office:value="1856.4" calcext:value-type="float">
            <text:p>18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13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0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office:value-type="float" office:value="1637.5" calcext:value-type="float">
            <text:p>16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7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office:value-type="float" office:value="1620.4" calcext:value-type="float">
            <text:p>16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04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office:value-type="float" office:value="1634.5" calcext:value-type="float">
            <text:p>163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1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office:value-type="float" office:value="1681.8" calcext:value-type="float">
            <text:p>168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8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office:value-type="float" office:value="1635.1" calcext:value-type="float">
            <text:p>163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25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office:value-type="float" office:value="1746.2" calcext:value-type="float">
            <text:p>174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1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office:value-type="float" office:value="1755.3" calcext:value-type="float">
            <text:p>1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8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office:value-type="float" office:value="1787.5" calcext:value-type="float">
            <text:p>178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15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office:value-type="float" office:value="1724.7" calcext:value-type="float">
            <text:p>172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2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office:value-type="float" office:value="1685.5" calcext:value-type="float">
            <text:p>168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9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06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office:value-type="float" office:value="1712.8" calcext:value-type="float">
            <text:p>171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13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office:value-type="float" office:value="1595.6" calcext:value-type="float">
            <text:p>159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0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office:value-type="float" office:value="1604.7" calcext:value-type="float">
            <text:p>160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7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office:value-type="float" office:value="1565.8" calcext:value-type="float">
            <text:p>15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03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office:value-type="float" office:value="1616.1" calcext:value-type="float">
            <text:p>16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0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office:value-type="float" office:value="1630.4" calcext:value-type="float">
            <text:p>16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7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office:value-type="float" office:value="1663.7" calcext:value-type="float">
            <text:p>166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24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office:value-type="float" office:value="1731.8" calcext:value-type="float">
            <text:p>17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31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office:value-type="float" office:value="1737.9" calcext:value-type="float">
            <text:p>173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07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office:value-type="float" office:value="1723.3" calcext:value-type="float">
            <text:p>172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14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office:value-type="float" office:value="1724.5" calcext:value-type="float">
            <text:p>17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1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office:value-type="float" office:value="1775.1" calcext:value-type="float">
            <text:p>17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8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office:value-type="float" office:value="1708.8" calcext:value-type="float">
            <text:p>17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06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13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office:value-type="float" office:value="1655.5" calcext:value-type="float">
            <text:p>165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0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office:value-type="float" office:value="1662.3" calcext:value-type="float">
            <text:p>166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7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office:value-type="float" office:value="1669.3" calcext:value-type="float">
            <text:p>16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03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office:value-type="float" office:value="1628.5" calcext:value-type="float">
            <text:p>162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0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7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1642.1" calcext:value-type="float">
            <text:p>16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24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1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office:value-type="float" office:value="1644.7" calcext:value-type="float">
            <text:p>164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8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office:value-type="float" office:value="1583.6" calcext:value-type="float">
            <text:p>15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15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2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office:value-type="float" office:value="1568.8" calcext:value-type="float">
            <text:p>156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9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office:value-type="float" office:value="1620.5" calcext:value-type="float">
            <text:p>162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05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office:value-type="float" office:value="1590.1" calcext:value-type="float">
            <text:p>15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2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9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26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office:value-type="float" office:value="1603.5" calcext:value-type="float">
            <text:p>16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03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office:value-type="float" office:value="1578.4" calcext:value-type="float">
            <text:p>157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0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7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office:value-type="float" office:value="1582.5" calcext:value-type="float">
            <text:p>158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24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office:value-type="float" office:value="1617.9" calcext:value-type="float">
            <text:p>161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31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07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office:value-type="float" office:value="1619.7" calcext:value-type="float">
            <text:p>161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14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office:value-type="float" office:value="1616.3" calcext:value-type="float">
            <text:p>161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1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office:value-type="float" office:value="1669.8" calcext:value-type="float">
            <text:p>16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8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office:value-type="float" office:value="1684.6" calcext:value-type="float">
            <text:p>168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04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office:value-type="float" office:value="1737.5" calcext:value-type="float">
            <text:p>17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1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office:value-type="float" office:value="1769.8" calcext:value-type="float">
            <text:p>17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8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1775.5" calcext:value-type="float">
            <text:p>17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25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office:value-type="float" office:value="1771.1" calcext:value-type="float">
            <text:p>17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2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office:value-type="float" office:value="1778.6" calcext:value-type="float">
            <text:p>17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9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16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office:value-type="float" office:value="1722.8" calcext:value-type="float">
            <text:p>172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23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30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office:value-type="float" office:value="1674.1" calcext:value-type="float">
            <text:p>167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06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office:value-type="float" office:value="1730.3" calcext:value-type="float">
            <text:p>17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13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office:value-type="float" office:value="1714.3" calcext:value-type="float">
            <text:p>171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0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office:value-type="float" office:value="1751.3" calcext:value-type="float">
            <text:p>175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7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04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1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office:value-type="float" office:value="1695.8" calcext:value-type="float">
            <text:p>16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8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25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office:value-type="float" office:value="1654.9" calcext:value-type="float">
            <text:p>165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31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office:value-type="float" office:value="1648.1" calcext:value-type="float">
            <text:p>164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08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15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office:value-type="float" office:value="1686.6" calcext:value-type="float">
            <text:p>168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2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office:value-type="float" office:value="1656.4" calcext:value-type="float">
            <text:p>16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9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office:value-type="float" office:value="1669.4" calcext:value-type="float">
            <text:p>166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05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2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office:value-type="float" office:value="1608.8" calcext:value-type="float">
            <text:p>16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9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office:value-type="float" office:value="1572.4" calcext:value-type="float">
            <text:p>157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26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office:value-type="float" office:value="1571.9" calcext:value-type="float">
            <text:p>15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05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office:value-type="float" office:value="1576.6" calcext:value-type="float">
            <text:p>157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2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office:value-type="float" office:value="1592.5" calcext:value-type="float">
            <text:p>15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9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office:value-type="float" office:value="1606.2" calcext:value-type="float">
            <text:p>160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26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office:value-type="float" office:value="1594.8" calcext:value-type="float">
            <text:p>159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2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office:value-type="float" office:value="1575.4" calcext:value-type="float">
            <text:p>157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9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16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office:value-type="float" office:value="1395.3" calcext:value-type="float">
            <text:p>13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23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office:value-type="float" office:value="1453.6" calcext:value-type="float">
            <text:p>14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30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office:value-type="float" office:value="1464.3" calcext:value-type="float">
            <text:p>146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07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office:value-type="float" office:value="1436.8" calcext:value-type="float">
            <text:p>143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14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office:value-type="float" office:value="1364.9" calcext:value-type="float">
            <text:p>136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1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8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office:value-type="float" office:value="1392.6" calcext:value-type="float">
            <text:p>13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04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1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office:value-type="float" office:value="1387.3" calcext:value-type="float">
            <text:p>13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8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25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office:value-type="float" office:value="1223.8" calcext:value-type="float">
            <text:p>12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2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office:value-type="float" office:value="1212.9" calcext:value-type="float">
            <text:p>12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9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office:value-type="float" office:value="1277.8" calcext:value-type="float">
            <text:p>12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16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23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office:value-type="float" office:value="1321.7" calcext:value-type="float">
            <text:p>132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30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office:value-type="float" office:value="1310.6" calcext:value-type="float">
            <text:p>131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06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office:value-type="float" office:value="1312.9" calcext:value-type="float">
            <text:p>13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13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office:value-type="float" office:value="1371.7" calcext:value-type="float">
            <text:p>137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0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office:value-type="float" office:value="1395.7" calcext:value-type="float">
            <text:p>139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7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office:value-type="float" office:value="1396.1" calcext:value-type="float">
            <text:p>13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03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office:value-type="float" office:value="1386.7" calcext:value-type="float">
            <text:p>13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0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office:value-type="float" office:value="1308.4" calcext:value-type="float">
            <text:p>130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7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office:value-type="float" office:value="1332.5" calcext:value-type="float">
            <text:p>133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24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office:value-type="float" office:value="1338.4" calcext:value-type="float">
            <text:p>13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1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office:value-type="float" office:value="1309.7" calcext:value-type="float">
            <text:p>130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8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15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office:value-type="float" office:value="1314.4" calcext:value-type="float">
            <text:p>131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2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9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office:value-type="float" office:value="1313.1" calcext:value-type="float">
            <text:p>131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05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office:value-type="float" office:value="1284.5" calcext:value-type="float">
            <text:p>12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2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9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26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office:value-type="float" office:value="1250.6" calcext:value-type="float">
            <text:p>125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03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0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office:value-type="float" office:value="1235.7" calcext:value-type="float">
            <text:p>123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7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office:value-type="float" office:value="1205.1" calcext:value-type="float">
            <text:p>120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24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office:value-type="float" office:value="1216.1" calcext:value-type="float">
            <text:p>12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31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office:value-type="float" office:value="1238.4" calcext:value-type="float">
            <text:p>12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07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office:value-type="float" office:value="1246.7" calcext:value-type="float">
            <text:p>124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14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office:value-type="float" office:value="1251.7" calcext:value-type="float">
            <text:p>125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1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office:value-type="float" office:value="1264.5" calcext:value-type="float">
            <text:p>126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8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04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office:value-type="float" office:value="1263.3" calcext:value-type="float">
            <text:p>12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1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8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office:value-type="float" office:value="1323.9" calcext:value-type="float">
            <text:p>132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25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office:value-type="float" office:value="1321.4" calcext:value-type="float">
            <text:p>13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04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office:value-type="float" office:value="1338.1" calcext:value-type="float">
            <text:p>13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1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8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25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office:value-type="float" office:value="1293.8" calcext:value-type="float">
            <text:p>129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1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8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office:value-type="float" office:value="1318.7" calcext:value-type="float">
            <text:p>131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15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office:value-type="float" office:value="1293.4" calcext:value-type="float">
            <text:p>12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2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office:value-type="float" office:value="1300.7" calcext:value-type="float">
            <text:p>13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9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office:value-type="float" office:value="1302.6" calcext:value-type="float">
            <text:p>130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06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13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0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7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office:value-type="float" office:value="1245.6" calcext:value-type="float">
            <text:p>124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03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office:value-type="float" office:value="1252.1" calcext:value-type="float">
            <text:p>125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0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office:value-type="float" office:value="1273.7" calcext:value-type="float">
            <text:p>12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7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1316.2" calcext:value-type="float">
            <text:p>131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24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1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8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15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office:value-type="float" office:value="1309.2" calcext:value-type="float">
            <text:p>130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2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office:value-type="float" office:value="1303.1" calcext:value-type="float">
            <text:p>130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9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office:value-type="float" office:value="1293.6" calcext:value-type="float">
            <text:p>129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05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2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9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office:value-type="float" office:value="1278.6" calcext:value-type="float">
            <text:p>12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26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office:value-type="float" office:value="1285.8" calcext:value-type="float">
            <text:p>128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2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office:value-type="float" office:value="1265.8" calcext:value-type="float">
            <text:p>12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9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office:value-type="float" office:value="1229.9" calcext:value-type="float">
            <text:p>122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16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office:value-type="float" office:value="1215.3" calcext:value-type="float">
            <text:p>12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23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office:value-type="float" office:value="1214.1" calcext:value-type="float">
            <text:p>121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30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office:value-type="float" office:value="1192.2" calcext:value-type="float">
            <text:p>11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07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14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office:value-type="float" office:value="1238.3" calcext:value-type="float">
            <text:p>123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1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office:value-type="float" office:value="1231.2" calcext:value-type="float">
            <text:p>123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8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office:value-type="float" office:value="1171.1" calcext:value-type="float">
            <text:p>11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04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office:value-type="float" office:value="1169.6" calcext:value-type="float">
            <text:p>116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1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8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office:value-type="float" office:value="1197.5" calcext:value-type="float">
            <text:p>119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25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2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office:value-type="float" office:value="1190.1" calcext:value-type="float">
            <text:p>11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9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16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office:value-type="float" office:value="1195.9" calcext:value-type="float">
            <text:p>119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23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30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06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13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office:value-type="float" office:value="1276.9" calcext:value-type="float">
            <text:p>12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0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office:value-type="float" office:value="1292.6" calcext:value-type="float">
            <text:p>12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7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office:value-type="float" office:value="1278.5" calcext:value-type="float">
            <text:p>12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03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office:value-type="float" office:value="1233.9" calcext:value-type="float">
            <text:p>123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0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office:value-type="float" office:value="1226.5" calcext:value-type="float">
            <text:p>12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7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office:value-type="float" office:value="1204.4" calcext:value-type="float">
            <text:p>120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24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03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office:value-type="float" office:value="1164.1" calcext:value-type="float">
            <text:p>116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0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office:value-type="float" office:value="1152.6" calcext:value-type="float">
            <text:p>115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7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office:value-type="float" office:value="1184.8" calcext:value-type="float">
            <text:p>11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24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office:value-type="float" office:value="1199.8" calcext:value-type="float">
            <text:p>119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31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office:value-type="float" office:value="1200.9" calcext:value-type="float">
            <text:p>120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07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office:value-type="float" office:value="1204.6" calcext:value-type="float">
            <text:p>120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14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office:value-type="float" office:value="1202.9" calcext:value-type="float">
            <text:p>120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1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8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office:value-type="float" office:value="1174.5" calcext:value-type="float">
            <text:p>117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05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office:value-type="float" office:value="1189.1" calcext:value-type="float">
            <text:p>11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2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9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26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office:value-type="float" office:value="1189.4" calcext:value-type="float">
            <text:p>118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2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office:value-type="float" office:value="1167.8" calcext:value-type="float">
            <text:p>116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9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office:value-type="float" office:value="1178.8" calcext:value-type="float">
            <text:p>11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16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office:value-type="float" office:value="1201.5" calcext:value-type="float">
            <text:p>12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23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office:value-type="float" office:value="1172.9" calcext:value-type="float">
            <text:p>117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30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07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office:value-type="float" office:value="1157.7" calcext:value-type="float">
            <text:p>115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14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office:value-type="float" office:value="1131.8" calcext:value-type="float">
            <text:p>11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1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office:value-type="float" office:value="1085.6" calcext:value-type="float">
            <text:p>108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8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office:value-type="float" office:value="1094.9" calcext:value-type="float">
            <text:p>10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04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office:value-type="float" office:value="1094.1" calcext:value-type="float">
            <text:p>10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1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office:value-type="float" office:value="1112.9" calcext:value-type="float">
            <text:p>11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8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office:value-type="float" office:value="1159.6" calcext:value-type="float">
            <text:p>11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25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office:value-type="float" office:value="1133.1" calcext:value-type="float">
            <text:p>11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1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office:value-type="float" office:value="1120.6" calcext:value-type="float">
            <text:p>112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8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office:value-type="float" office:value="1103.5" calcext:value-type="float">
            <text:p>11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15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office:value-type="float" office:value="1138.1" calcext:value-type="float">
            <text:p>11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2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9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office:value-type="float" office:value="1137.1" calcext:value-type="float">
            <text:p>1137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06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office:value-type="float" office:value="1156.3" calcext:value-type="float">
            <text:p>115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13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office:value-type="float" office:value="1183.6" calcext:value-type="float">
            <text:p>11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0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office:value-type="float" office:value="1163.3" calcext:value-type="float">
            <text:p>11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7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office:value-type="float" office:value="1141.5" calcext:value-type="float">
            <text:p>114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03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office:value-type="float" office:value="1087.6" calcext:value-type="float">
            <text:p>10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0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office:value-type="float" office:value="1080.8" calcext:value-type="float">
            <text:p>108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7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office:value-type="float" office:value="1076.4" calcext:value-type="float">
            <text:p>107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24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office:value-type="float" office:value="1056.2" calcext:value-type="float">
            <text:p>10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1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office:value-type="float" office:value="1084.5" calcext:value-type="float">
            <text:p>10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8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office:value-type="float" office:value="1076.9" calcext:value-type="float">
            <text:p>10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15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office:value-type="float" office:value="1066.2" calcext:value-type="float">
            <text:p>106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2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office:value-type="float" office:value="1077.2" calcext:value-type="float">
            <text:p>107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9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office:value-type="float" office:value="1060.3" calcext:value-type="float">
            <text:p>106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05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office:value-type="float" office:value="1097.8" calcext:value-type="float">
            <text:p>109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2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office:value-type="float" office:value="1091.5" calcext:value-type="float">
            <text:p>109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9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office:value-type="float" office:value="1097.2" calcext:value-type="float">
            <text:p>109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26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office:value-type="float" office:value="1116.4" calcext:value-type="float">
            <text:p>111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2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office:value-type="float" office:value="1157.8" calcext:value-type="float">
            <text:p>115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9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office:value-type="float" office:value="1239.1" calcext:value-type="float">
            <text:p>123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16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office:value-type="float" office:value="1230.4" calcext:value-type="float">
            <text:p>12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23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office:value-type="float" office:value="1219.8" calcext:value-type="float">
            <text:p>121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1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office:value-type="float" office:value="1269.9" calcext:value-type="float">
            <text:p>126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8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15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office:value-type="float" office:value="1253.8" calcext:value-type="float">
            <text:p>125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2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office:value-type="float" office:value="1221.4" calcext:value-type="float">
            <text:p>12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9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05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office:value-type="float" office:value="1242.5" calcext:value-type="float">
            <text:p>12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2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office:value-type="float" office:value="1233.1" calcext:value-type="float">
            <text:p>12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9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office:value-type="float" office:value="1228.7" calcext:value-type="float">
            <text:p>122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26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office:value-type="float" office:value="1289.2" calcext:value-type="float">
            <text:p>128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03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office:value-type="float" office:value="1292.9" calcext:value-type="float">
            <text:p>129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0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office:value-type="float" office:value="1271.9" calcext:value-type="float">
            <text:p>12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7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office:value-type="float" office:value="1252.4" calcext:value-type="float">
            <text:p>12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24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office:value-type="float" office:value="1213.8" calcext:value-type="float">
            <text:p>121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31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07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office:value-type="float" office:value="1273.4" calcext:value-type="float">
            <text:p>12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14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1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8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office:value-type="float" office:value="1336.7" calcext:value-type="float">
            <text:p>133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05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office:value-type="float" office:value="1356.6" calcext:value-type="float">
            <text:p>135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2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office:value-type="float" office:value="1326.5" calcext:value-type="float">
            <text:p>13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9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office:value-type="float" office:value="1323.1" calcext:value-type="float">
            <text:p>132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26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2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office:value-type="float" office:value="1336.4" calcext:value-type="float">
            <text:p>13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9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office:value-type="float" office:value="1335.8" calcext:value-type="float">
            <text:p>133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16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office:value-type="float" office:value="1340.4" calcext:value-type="float">
            <text:p>134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23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office:value-type="float" office:value="1321.5" calcext:value-type="float">
            <text:p>13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30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06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office:value-type="float" office:value="1330.1" calcext:value-type="float">
            <text:p>133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13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office:value-type="float" office:value="1305.8" calcext:value-type="float">
            <text:p>130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0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office:value-type="float" office:value="1337.2" calcext:value-type="float">
            <text:p>133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7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office:value-type="float" office:value="1313.3" calcext:value-type="float">
            <text:p>131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04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office:value-type="float" office:value="1248.9" calcext:value-type="float">
            <text:p>12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1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office:value-type="float" office:value="1253.1" calcext:value-type="float">
            <text:p>125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8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office:value-type="float" office:value="1265.9" calcext:value-type="float">
            <text:p>126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25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office:value-type="float" office:value="1275.5" calcext:value-type="float">
            <text:p>12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1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office:value-type="float" office:value="1303.3" calcext:value-type="float">
            <text:p>130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8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office:value-type="float" office:value="1223.5" calcext:value-type="float">
            <text:p>122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15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office:value-type="float" office:value="1208.5" calcext:value-type="float">
            <text:p>120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2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office:value-type="float" office:value="1178.2" calcext:value-type="float">
            <text:p>11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9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office:value-type="float" office:value="1175.1" calcext:value-type="float">
            <text:p>11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06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office:value-type="float" office:value="1159.4" calcext:value-type="float">
            <text:p>115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13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office:value-type="float" office:value="1135.3" calcext:value-type="float">
            <text:p>113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0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office:value-type="float" office:value="1131.9" calcext:value-type="float">
            <text:p>11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7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0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office:value-type="float" office:value="1171.9" calcext:value-type="float">
            <text:p>11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0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7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24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office:value-type="float" office:value="1188.1" calcext:value-type="float">
            <text:p>118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31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office:value-type="float" office:value="1218.5" calcext:value-type="float">
            <text:p>121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07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office:value-type="float" office:value="1234.4" calcext:value-type="float">
            <text:p>12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14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office:value-type="float" office:value="1237.6" calcext:value-type="float">
            <text:p>12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1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office:value-type="float" office:value="1256.9" calcext:value-type="float">
            <text:p>125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8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07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office:value-type="float" office:value="1200.7" calcext:value-type="float">
            <text:p>12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14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office:value-type="float" office:value="1229.8" calcext:value-type="float">
            <text:p>122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1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office:value-type="float" office:value="1248.2" calcext:value-type="float">
            <text:p>12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8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office:value-type="float" office:value="1247.3" calcext:value-type="float">
            <text:p>124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04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1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office:value-type="float" office:value="1285.9" calcext:value-type="float">
            <text:p>128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8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office:value-type="float" office:value="1287.4" calcext:value-type="float">
            <text:p>128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25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office:value-type="float" office:value="1266.1" calcext:value-type="float">
            <text:p>126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2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office:value-type="float" office:value="1224.8" calcext:value-type="float">
            <text:p>122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9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26.2" calcext:value-type="float">
            <text:p>122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16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office:value-type="float" office:value="1252.7" calcext:value-type="float">
            <text:p>125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23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office:value-type="float" office:value="1267.6" calcext:value-type="float">
            <text:p>126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30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office:value-type="float" office:value="1276.8" calcext:value-type="float">
            <text:p>127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06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office:value-type="float" office:value="1268.5" calcext:value-type="float">
            <text:p>12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13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0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1256.2" calcext:value-type="float">
            <text:p>12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7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04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office:value-type="float" office:value="1208.6" calcext:value-type="float">
            <text:p>120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1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office:value-type="float" office:value="1226.6" calcext:value-type="float">
            <text:p>122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8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25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office:value-type="float" office:value="1268.4" calcext:value-type="float">
            <text:p>126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1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office:value-type="float" office:value="1258.3" calcext:value-type="float">
            <text:p>125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8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office:value-type="float" office:value="1287.7" calcext:value-type="float">
            <text:p>128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15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office:value-type="float" office:value="1285.7" calcext:value-type="float">
            <text:p>128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2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9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05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2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9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26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office:value-type="float" office:value="1316.7" calcext:value-type="float">
            <text:p>131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03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office:value-type="float" office:value="1271.6" calcext:value-type="float">
            <text:p>127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0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office:value-type="float" office:value="1301.5" calcext:value-type="float">
            <text:p>13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7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office:value-type="float" office:value="1277.4" calcext:value-type="float">
            <text:p>127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24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31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office:value-type="float" office:value="1266.5" calcext:value-type="float">
            <text:p>126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07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14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1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office:value-type="float" office:value="1323.7" calcext:value-type="float">
            <text:p>132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8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office:value-type="float" office:value="1314.6" calcext:value-type="float">
            <text:p>131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05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2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office:value-type="float" office:value="1289.1" calcext:value-type="float">
            <text:p>12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9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26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office:value-type="float" office:value="1342.5" calcext:value-type="float">
            <text:p>13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2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office:value-type="float" office:value="1356.8" calcext:value-type="float">
            <text:p>135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9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office:value-type="float" office:value="1371.4" calcext:value-type="float">
            <text:p>137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16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office:value-type="float" office:value="1331.9" calcext:value-type="float">
            <text:p>13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23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office:value-type="float" office:value="1391.2" calcext:value-type="float">
            <text:p>13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30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office:value-type="float" office:value="1370.7" calcext:value-type="float">
            <text:p>137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06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13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office:value-type="float" office:value="1390.4" calcext:value-type="float">
            <text:p>139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0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office:value-type="float" office:value="1365.3" calcext:value-type="float">
            <text:p>136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7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office:value-type="float" office:value="1359.5" calcext:value-type="float">
            <text:p>135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06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office:value-type="float" office:value="1360.1" calcext:value-type="float">
            <text:p>136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13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0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7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office:value-type="float" office:value="1358.4" calcext:value-type="float">
            <text:p>135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03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office:value-type="float" office:value="1367.7" calcext:value-type="float">
            <text:p>136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0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office:value-type="float" office:value="1379.7" calcext:value-type="float">
            <text:p>13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7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24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office:value-type="float" office:value="1355.3" calcext:value-type="float">
            <text:p>13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1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office:value-type="float" office:value="1346.5" calcext:value-type="float">
            <text:p>134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8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15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office:value-type="float" office:value="1322.2" calcext:value-type="float">
            <text:p>13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2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office:value-type="float" office:value="1334.4" calcext:value-type="float">
            <text:p>13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9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05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office:value-type="float" office:value="1327.7" calcext:value-type="float">
            <text:p>132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2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9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office:value-type="float" office:value="1294.9" calcext:value-type="float">
            <text:p>12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26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office:value-type="float" office:value="1278.3" calcext:value-type="float">
            <text:p>12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03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0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7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24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31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office:value-type="float" office:value="1234.6" calcext:value-type="float">
            <text:p>123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07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14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office:value-type="float" office:value="1195.2" calcext:value-type="float">
            <text:p>119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1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office:value-type="float" office:value="1224.4" calcext:value-type="float">
            <text:p>122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8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office:value-type="float" office:value="1217.7" calcext:value-type="float">
            <text:p>121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04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office:value-type="float" office:value="1211.7" calcext:value-type="float">
            <text:p>121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1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office:value-type="float" office:value="1212.4" calcext:value-type="float">
            <text:p>121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8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25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office:value-type="float" office:value="1207.4" calcext:value-type="float">
            <text:p>120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2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office:value-type="float" office:value="1217.4" calcext:value-type="float">
            <text:p>121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9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office:value-type="float" office:value="1233.8" calcext:value-type="float">
            <text:p>123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16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23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30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office:value-type="float" office:value="1245.4" calcext:value-type="float">
            <text:p>124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06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office:value-type="float" office:value="1220.8" calcext:value-type="float">
            <text:p>122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13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office:value-type="float" office:value="1234.9" calcext:value-type="float">
            <text:p>123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0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7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office:value-type="float" office:value="1231.8" calcext:value-type="float">
            <text:p>12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04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1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office:value-type="float" office:value="1247.5" calcext:value-type="float">
            <text:p>124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8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office:value-type="float" office:value="1264.2" calcext:value-type="float">
            <text:p>126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25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office:value-type="float" office:value="1289.3" calcext:value-type="float">
            <text:p>128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31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office:value-type="float" office:value="1292.2" calcext:value-type="float">
            <text:p>12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08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office:value-type="float" office:value="1296.1" calcext:value-type="float">
            <text:p>12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15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office:value-type="float" office:value="1288.9" calcext:value-type="float">
            <text:p>128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2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office:value-type="float" office:value="1304.2" calcext:value-type="float">
            <text:p>130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9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05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office:value-type="float" office:value="1318.35" calcext:value-type="float">
            <text:p>131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2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office:value-type="float" office:value="1324.75" calcext:value-type="float">
            <text:p>1324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9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office:value-type="float" office:value="1330.65" calcext:value-type="float">
            <text:p>1330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26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office:value-type="float" office:value="1294.45" calcext:value-type="float">
            <text:p>1294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05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office:value-type="float" office:value="1298.75" calcext:value-type="float">
            <text:p>129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2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office:value-type="float" office:value="1302.25" calcext:value-type="float">
            <text:p>1302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9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office:value-type="float" office:value="1313.35" calcext:value-type="float">
            <text:p>131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26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office:value-type="float" office:value="1296.95" calcext:value-type="float">
            <text:p>1296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2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9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office:value-type="float" office:value="1293.65" calcext:value-type="float">
            <text:p>1293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16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office:value-type="float" office:value="1277.9" calcext:value-type="float">
            <text:p>12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23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office:value-type="float" office:value="1288.3" calcext:value-type="float">
            <text:p>128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30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office:value-type="float" office:value="1280.3" calcext:value-type="float">
            <text:p>12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07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office:value-type="float" office:value="1286.7" calcext:value-type="float">
            <text:p>12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14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office:value-type="float" office:value="1277.35" calcext:value-type="float">
            <text:p>127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1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office:value-type="float" office:value="1283.6" calcext:value-type="float">
            <text:p>12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8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office:value-type="float" office:value="1305.5" calcext:value-type="float">
            <text:p>130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04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office:value-type="float" office:value="1344.9" calcext:value-type="float">
            <text:p>134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1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office:value-type="float" office:value="1345.35" calcext:value-type="float">
            <text:p>1345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8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office:value-type="float" office:value="1403.2" calcext:value-type="float">
            <text:p>14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25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office:value-type="float" office:value="1412.5" calcext:value-type="float">
            <text:p>141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2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office:value-type="float" office:value="1401.6" calcext:value-type="float">
            <text:p>14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9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office:value-type="float" office:value="1417.65" calcext:value-type="float">
            <text:p>1417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16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office:value-type="float" office:value="1426.3" calcext:value-type="float">
            <text:p>142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23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office:value-type="float" office:value="1418.6" calcext:value-type="float">
            <text:p>141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30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office:value-type="float" office:value="1453.2" calcext:value-type="float">
            <text:p>145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06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office:value-type="float" office:value="1508.35" calcext:value-type="float">
            <text:p>150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13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office:value-type="float" office:value="1523.8" calcext:value-type="float">
            <text:p>15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0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office:value-type="float" office:value="1536.75" calcext:value-type="float">
            <text:p>1536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7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office:value-type="float" office:value="1529.15" calcext:value-type="float">
            <text:p>152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03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office:value-type="float" office:value="1515.3" calcext:value-type="float">
            <text:p>15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0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7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office:value-type="float" office:value="1524.05" calcext:value-type="float">
            <text:p>1524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24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office:value-type="float" office:value="1503.45" calcext:value-type="float">
            <text:p>1503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1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office:value-type="float" office:value="1510.25" calcext:value-type="float">
            <text:p>15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8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15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office:value-type="float" office:value="1493.35" calcext:value-type="float">
            <text:p>149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2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office:value-type="float" office:value="1507.15" calcext:value-type="float">
            <text:p>150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9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office:value-type="float" office:value="1516.65" calcext:value-type="float">
            <text:p>1516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05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office:value-type="float" office:value="1459.6" calcext:value-type="float">
            <text:p>14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2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office:value-type="float" office:value="1468.75" calcext:value-type="float">
            <text:p>146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9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office:value-type="float" office:value="1461.55" calcext:value-type="float">
            <text:p>146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26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office:value-type="float" office:value="1472.7" calcext:value-type="float">
            <text:p>147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03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office:value-type="float" office:value="1464.55" calcext:value-type="float">
            <text:p>146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0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office:value-type="float" office:value="1480.2" calcext:value-type="float">
            <text:p>14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7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office:value-type="float" office:value="1482.05" calcext:value-type="float">
            <text:p>148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24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office:value-type="float" office:value="1515.65" calcext:value-type="float">
            <text:p>151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31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office:value-type="float" office:value="1555.15" calcext:value-type="float">
            <text:p>1555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07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office:value-type="float" office:value="1563.2" calcext:value-type="float">
            <text:p>156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14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office:value-type="float" office:value="1557.35" calcext:value-type="float">
            <text:p>155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1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office:value-type="float" office:value="1571.1" calcext:value-type="float">
            <text:p>15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8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office:value-type="float" office:value="1588.7" calcext:value-type="float">
            <text:p>158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04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office:value-type="float" office:value="1573.9" calcext:value-type="float">
            <text:p>157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1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office:value-type="float" office:value="1586.85" calcext:value-type="float">
            <text:p>1586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8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office:value-type="float" office:value="1645.95" calcext:value-type="float">
            <text:p>1645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25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office:value-type="float" office:value="1587.15" calcext:value-type="float">
            <text:p>158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03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office:value-type="float" office:value="1674.35" calcext:value-type="float">
            <text:p>1674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0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office:value-type="float" office:value="1529.1" calcext:value-type="float">
            <text:p>152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7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office:value-type="float" office:value="1501.15" calcext:value-type="float">
            <text:p>1501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24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office:value-type="float" office:value="1630.6" calcext:value-type="float">
            <text:p>163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31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office:value-type="float" office:value="1648.75" calcext:value-type="float">
            <text:p>164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07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office:value-type="float" office:value="1752.8" calcext:value-type="float">
            <text:p>175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14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office:value-type="float" office:value="1694.6" calcext:value-type="float">
            <text:p>169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1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office:value-type="float" office:value="1745.65" calcext:value-type="float">
            <text:p>174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8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office:value-type="float" office:value="1710.25" calcext:value-type="float">
            <text:p>17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05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office:value-type="float" office:value="1704.8" calcext:value-type="float">
            <text:p>170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2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office:value-type="float" office:value="1753.15" calcext:value-type="float">
            <text:p>175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9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office:value-type="float" office:value="1734.7" calcext:value-type="float">
            <text:p>173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26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office:value-type="float" office:value="1731.6" calcext:value-type="float">
            <text:p>173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2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office:value-type="float" office:value="1688.35" calcext:value-type="float">
            <text:p>16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9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office:value-type="float" office:value="1737.6" calcext:value-type="float">
            <text:p>17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16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office:value-type="float" office:value="1756.5" calcext:value-type="float">
            <text:p>175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23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office:value-type="float" office:value="1784.8" calcext:value-type="float">
            <text:p>17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30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office:value-type="float" office:value="1787.6" calcext:value-type="float">
            <text:p>17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07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office:value-type="float" office:value="1801.55" calcext:value-type="float">
            <text:p>180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14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1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office:value-type="float" office:value="1899.95" calcext:value-type="float">
            <text:p>189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8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office:value-type="float" office:value="1971.2" calcext:value-type="float">
            <text:p>197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04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office:value-type="float" office:value="2036.15" calcext:value-type="float">
            <text:p>203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1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office:value-type="float" office:value="1953.6" calcext:value-type="float">
            <text:p>19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8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25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1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office:value-type="float" office:value="1940.8" calcext:value-type="float">
            <text:p>194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8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office:value-type="float" office:value="1948.25" calcext:value-type="float">
            <text:p>194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15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office:value-type="float" office:value="1957.75" calcext:value-type="float">
            <text:p>195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2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office:value-type="float" office:value="1864.15" calcext:value-type="float">
            <text:p>1864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9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06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office:value-type="float" office:value="1936.4" calcext:value-type="float">
            <text:p>19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13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office:value-type="float" office:value="1902.8" calcext:value-type="float">
            <text:p>190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0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7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office:value-type="float" office:value="1878.7" calcext:value-type="float">
            <text:p>18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office:value-type="float" office:value="1952.05" calcext:value-type="float">
            <text:p>195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office:value-type="float" office:value="1888.35" calcext:value-type="float">
            <text:p>18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7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office:value-type="float" office:value="1869.75" calcext:value-type="float">
            <text:p>1869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24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office:value-type="float" office:value="1783.1" calcext:value-type="float">
            <text:p>178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office:value-type="float" office:value="1842.1" calcext:value-type="float">
            <text:p>18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office:value-type="float" office:value="1843.7" calcext:value-type="float">
            <text:p>184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5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2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office:value-type="float" office:value="1882.9" calcext:value-type="float">
            <text:p>188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9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office:value-type="float" office:value="1901.6" calcext:value-type="float">
            <text:p>19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05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office:value-type="float" office:value="1849.9" calcext:value-type="float">
            <text:p>184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2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office:value-type="float" office:value="1827.85" calcext:value-type="float">
            <text:p>182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9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office:value-type="float" office:value="1855.3" calcext:value-type="float">
            <text:p>18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26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office:value-type="float" office:value="1849.6" calcext:value-type="float">
            <text:p>184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2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office:value-type="float" office:value="1815.1" calcext:value-type="float">
            <text:p>181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9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office:value-type="float" office:value="1824.55" calcext:value-type="float">
            <text:p>182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16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office:value-type="float" office:value="1783.35" calcext:value-type="float">
            <text:p>178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23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office:value-type="float" office:value="1732.45" calcext:value-type="float">
            <text:p>1732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2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9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office:value-type="float" office:value="1725.6" calcext:value-type="float">
            <text:p>172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16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office:value-type="float" office:value="1743.9" calcext:value-type="float">
            <text:p>174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23</text:p>
          </table:table-cell>
          <table:table-cell office:value-type="float" office:value="92.718" calcext:value-type="float">
            <text:p>92.718</text:p>
          </table:table-cell>
          <table:table-cell office:value-type="float" office:value="16.74" calcext:value-type="float">
            <text:p>16.74</text:p>
          </table:table-cell>
          <table:table-cell office:value-type="float" office:value="3974.54" calcext:value-type="float">
            <text:p>3974.54</text:p>
          </table:table-cell>
          <table:table-cell office:value-type="float" office:value="33072.8789" calcext:value-type="float">
            <text:p>33072.8789</text:p>
          </table:table-cell>
          <table:table-cell office:value-type="float" office:value="13138.7305" calcext:value-type="float">
            <text:p>13138.7305</text:p>
          </table:table-cell>
          <table:table-cell office:value-type="float" office:value="1731.3" calcext:value-type="float">
            <text:p>173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30</text:p>
          </table:table-cell>
          <table:table-cell office:value-type="float" office:value="93.04" calcext:value-type="float">
            <text:p>93.04</text:p>
          </table:table-cell>
          <table:table-cell office:value-type="float" office:value="17.14" calcext:value-type="float">
            <text:p>17.14</text:p>
          </table:table-cell>
          <table:table-cell office:value-type="float" office:value="4019.8701" calcext:value-type="float">
            <text:p>4019.8701</text:p>
          </table:table-cell>
          <table:table-cell office:value-type="float" office:value="33153.2109" calcext:value-type="float">
            <text:p>33153.2109</text:p>
          </table:table-cell>
          <table:table-cell office:value-type="float" office:value="13480.1104" calcext:value-type="float">
            <text:p>13480.1104</text:p>
          </table:table-cell>
          <table:table-cell office:value-type="float" office:value="1730.45" calcext:value-type="float">
            <text:p>1730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06</text:p>
          </table:table-cell>
          <table:table-cell office:value-type="float" office:value="92.18" calcext:value-type="float">
            <text:p>92.18</text:p>
          </table:table-cell>
          <table:table-cell office:value-type="float" office:value="16.62" calcext:value-type="float">
            <text:p>16.62</text:p>
          </table:table-cell>
          <table:table-cell office:value-type="float" office:value="4128.7998" calcext:value-type="float">
            <text:p>4128.7998</text:p>
          </table:table-cell>
          <table:table-cell office:value-type="float" office:value="33800.6016" calcext:value-type="float">
            <text:p>33800.6016</text:p>
          </table:table-cell>
          <table:table-cell office:value-type="float" office:value="13900.1904" calcext:value-type="float">
            <text:p>13900.1904</text:p>
          </table:table-cell>
          <table:table-cell office:value-type="float" office:value="1744.6" calcext:value-type="float">
            <text:p>174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13</text:p>
          </table:table-cell>
          <table:table-cell office:value-type="float" office:value="91.53" calcext:value-type="float">
            <text:p>91.53</text:p>
          </table:table-cell>
          <table:table-cell office:value-type="float" office:value="15.9" calcext:value-type="float">
            <text:p>15.9</text:p>
          </table:table-cell>
          <table:table-cell office:value-type="float" office:value="4185.4702" calcext:value-type="float">
            <text:p>4185.4702</text:p>
          </table:table-cell>
          <table:table-cell office:value-type="float" office:value="34200.6719" calcext:value-type="float">
            <text:p>34200.6719</text:p>
          </table:table-cell>
          <table:table-cell office:value-type="float" office:value="14052.3398" calcext:value-type="float">
            <text:p>14052.3398</text:p>
          </table:table-cell>
          <table:table-cell office:value-type="float" office:value="1776.9" calcext:value-type="float">
            <text:p>17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20</text:p>
          </table:table-cell>
          <table:table-cell office:value-type="float" office:value="90.797" calcext:value-type="float">
            <text:p>90.797</text:p>
          </table:table-cell>
          <table:table-cell office:value-type="float" office:value="15.595" calcext:value-type="float">
            <text:p>15.595</text:p>
          </table:table-cell>
          <table:table-cell office:value-type="float" office:value="4180.1699" calcext:value-type="float">
            <text:p>4180.1699</text:p>
          </table:table-cell>
          <table:table-cell office:value-type="float" office:value="34043.4883" calcext:value-type="float">
            <text:p>34043.4883</text:p>
          </table:table-cell>
          <table:table-cell office:value-type="float" office:value="14016.8096" calcext:value-type="float">
            <text:p>14016.8096</text:p>
          </table:table-cell>
          <table:table-cell office:value-type="float" office:value="1776.75" calcext:value-type="float">
            <text:p>1776.75</text:p>
          </table:table-cell>
          <table:table-cell table:number-columns-repeated="7"/>
        </table:table-row>
        <table:table-row table:style-name="ro2">
          <table:table-cell table:style-name="ce4" office:value-type="float" office:value="210427" calcext:value-type="float">
            <text:p>210427</text:p>
          </table:table-cell>
          <table:table-cell table:style-name="ce7" office:value-type="float" office:value="90.635" calcext:value-type="float">
            <text:p>90.635</text:p>
          </table:table-cell>
          <table:table-cell table:style-name="ce7" office:value-type="float" office:value="16.43" calcext:value-type="float">
            <text:p>16.43</text:p>
          </table:table-cell>
          <table:table-cell table:style-name="ce7" office:value-type="float" office:value="4183.1802" calcext:value-type="float">
            <text:p>4183.1802</text:p>
          </table:table-cell>
          <table:table-cell table:style-name="ce7" office:value-type="float" office:value="33820.3789" calcext:value-type="float">
            <text:p>33820.3789</text:p>
          </table:table-cell>
          <table:table-cell table:style-name="ce7" office:value-type="float" office:value="14051.0303" calcext:value-type="float">
            <text:p>14051.0303</text:p>
          </table:table-cell>
          <table:table-cell table:style-name="ce7" office:value-type="float" office:value="1768.6" calcext:value-type="float">
            <text:p>176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04</text:p>
          </table:table-cell>
          <table:table-cell office:value-type="float" office:value="90.203" calcext:value-type="float">
            <text:p>90.203</text:p>
          </table:table-cell>
          <table:table-cell office:value-type="float" office:value="15.79" calcext:value-type="float">
            <text:p>15.79</text:p>
          </table:table-cell>
          <table:table-cell office:value-type="float" office:value="4232.6001" calcext:value-type="float">
            <text:p>4232.6001</text:p>
          </table:table-cell>
          <table:table-cell office:value-type="float" office:value="34777.7617" calcext:value-type="float">
            <text:p>34777.7617</text:p>
          </table:table-cell>
          <table:table-cell office:value-type="float" office:value="13752.2402" calcext:value-type="float">
            <text:p>13752.2402</text:p>
          </table:table-cell>
          <table:table-cell office:value-type="float" office:value="1831.95" calcext:value-type="float">
            <text:p>1831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1</text:p>
          </table:table-cell>
          <table:table-cell office:value-type="float" office:value="90.287" calcext:value-type="float">
            <text:p>90.287</text:p>
          </table:table-cell>
          <table:table-cell office:value-type="float" office:value="16.35" calcext:value-type="float">
            <text:p>16.35</text:p>
          </table:table-cell>
          <table:table-cell office:value-type="float" office:value="4173.8198" calcext:value-type="float">
            <text:p>4173.8198</text:p>
          </table:table-cell>
          <table:table-cell office:value-type="float" office:value="34382.1289" calcext:value-type="float">
            <text:p>34382.1289</text:p>
          </table:table-cell>
          <table:table-cell office:value-type="float" office:value="13429.9805" calcext:value-type="float">
            <text:p>13429.9805</text:p>
          </table:table-cell>
          <table:table-cell office:value-type="float" office:value="1843.85" calcext:value-type="float">
            <text:p>1843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8</text:p>
          </table:table-cell>
          <table:table-cell office:value-type="float" office:value="90.015" calcext:value-type="float">
            <text:p>90.015</text:p>
          </table:table-cell>
          <table:table-cell office:value-type="float" office:value="16.23" calcext:value-type="float">
            <text:p>16.23</text:p>
          </table:table-cell>
          <table:table-cell office:value-type="float" office:value="4155.8599" calcext:value-type="float">
            <text:p>4155.8599</text:p>
          </table:table-cell>
          <table:table-cell office:value-type="float" office:value="34207.8398" calcext:value-type="float">
            <text:p>34207.8398</text:p>
          </table:table-cell>
          <table:table-cell office:value-type="float" office:value="13470.9902" calcext:value-type="float">
            <text:p>13470.9902</text:p>
          </table:table-cell>
          <table:table-cell office:value-type="float" office:value="1881.85" calcext:value-type="float">
            <text:p>1881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25</text:p>
          </table:table-cell>
          <table:table-cell office:value-type="float" office:value="90.04" calcext:value-type="float">
            <text:p>90.04</text:p>
          </table:table-cell>
          <table:table-cell office:value-type="float" office:value="15.81" calcext:value-type="float">
            <text:p>15.81</text:p>
          </table:table-cell>
          <table:table-cell office:value-type="float" office:value="4204.2202" calcext:value-type="float">
            <text:p>4204.2202</text:p>
          </table:table-cell>
          <table:table-cell office:value-type="float" office:value="34529.4492" calcext:value-type="float">
            <text:p>34529.4492</text:p>
          </table:table-cell>
          <table:table-cell office:value-type="float" office:value="13748.7402" calcext:value-type="float">
            <text:p>13748.7402</text:p>
          </table:table-cell>
          <table:table-cell office:value-type="float" office:value="1903.6" calcext:value-type="float">
            <text:p>1903.6</text:p>
          </table:table-cell>
          <table:table-cell table:number-columns-repeated="7"/>
        </table:table-row>
        <table:table-row table:style-name="ro2">
          <table:table-cell table:style-name="ce4" office:value-type="float" office:value="210601" calcext:value-type="float">
            <text:p>210601</text:p>
          </table:table-cell>
          <table:table-cell table:style-name="ce7" office:value-type="float" office:value="90.127" calcext:value-type="float">
            <text:p>90.127</text:p>
          </table:table-cell>
          <table:table-cell table:style-name="ce7" office:value-type="float" office:value="15.57" calcext:value-type="float">
            <text:p>15.57</text:p>
          </table:table-cell>
          <table:table-cell table:style-name="ce7" office:value-type="float" office:value="4229.8901" calcext:value-type="float">
            <text:p>4229.8901</text:p>
          </table:table-cell>
          <table:table-cell table:style-name="ce7" office:value-type="float" office:value="34756.3906" calcext:value-type="float">
            <text:p>34756.3906</text:p>
          </table:table-cell>
          <table:table-cell table:style-name="ce7" office:value-type="float" office:value="13814.4902" calcext:value-type="float">
            <text:p>13814.4902</text:p>
          </table:table-cell>
          <table:table-cell table:style-name="ce7"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608</text:p>
          </table:table-cell>
          <table:table-cell office:value-type="float" office:value="90.505" calcext:value-type="float">
            <text:p>90.505</text:p>
          </table:table-cell>
          <table:table-cell office:value-type="float" office:value="14.54" calcext:value-type="float">
            <text:p>14.54</text:p>
          </table:table-cell>
          <table:table-cell office:value-type="float" office:value="4247.4399" calcext:value-type="float">
            <text:p>4247.4399</text:p>
          </table:table-cell>
          <table:table-cell office:value-type="float" office:value="34479.6016" calcext:value-type="float">
            <text:p>34479.6016</text:p>
          </table:table-cell>
          <table:table-cell office:value-type="float" office:value="14069.4199" calcext:value-type="float">
            <text:p>14069.4199</text:p>
          </table:table-cell>
          <table:table-cell office:value-type="float" office:value="1879.25" calcext:value-type="float">
            <text:p>1879.25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3"/>
        </table:table-row>
        <table:table-row table:style-name="ro1" table:number-rows-repeated="10480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arts" table:style-name="ta1">
        <table:shapes>
          <draw:frame draw:z-index="0" draw:style-name="gr2" draw:text-style-name="P1" svg:width="23.2169in" svg:height="11.0047in" svg:x="0in" svg:y="0in">
            <draw:object draw:notify-on-update-of-ranges="charts_data.A2:charts_data.A550 charts_data.B1:charts_data.B1 charts_data.B2:charts_data.B550 charts_data.C1:charts_data.C1 charts_data.C2:charts_data.C550 charts_data.E1:charts_data.E1 charts_data.E2:charts_data.E550 charts_data.F1:charts_data.F1 charts_data.F2:charts_data.F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3.2169in" svg:height="11.0047in" svg:x="0.0004in" svg:y="11.3941in">
            <draw:object draw:notify-on-update-of-ranges="charts_data.A1:charts_data.A1 charts_data.A2:charts_data.A550 charts_data.B1:charts_data.B1 charts_data.B2:charts_data.B550 charts_data.C1:charts_data.C1 charts_data.C2:charts_data.C550 charts_data.D1:charts_data.D1 charts_data.D2:charts_data.D550 charts_data.G1:charts_data.G1 charts_data.G2:charts_data.G5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9:51:33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6-12T09:53:18.784000000</dc:date>
    <meta:editing-duration>P22DT7H48M10S</meta:editing-duration>
    <meta:editing-cycles>1230</meta:editing-cycles>
    <meta:generator>LibreOffice/7.1.0.3$Windows_X86_64 LibreOffice_project/f6099ecf3d29644b5008cc8f48f42f4a40986e4c</meta:generator>
    <meta:document-statistic meta:table-count="2" meta:cell-count="3822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2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799cm" svg:y="1.685cm" style:legend-expansion="wide" chart:style-name="ch3"/>
        <chart:plot-area chart:style-name="ch4" table:cell-range-address="charts_data.A2:charts_data.C550 charts_data.B1:charts_data.C1 charts_data.E1:charts_data.F550" chart:data-source-has-labels="both" svg:x="2.18cm" svg:y="2.848cm" svg:width="53.883cm" svg:height="23.575cm">
          <chart:coordinate-region svg:x="2.812cm" svg:y="2.848cm" svg:width="51.821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50" chart:label-cell-address="charts_data.B1:charts_data.B1" chart:class="chart:line">
            <chart:data-point chart:repeated="30"/>
            <chart:data-point chart:style-name="ch13" chart:repeated="2"/>
            <chart:data-point chart:repeated="517"/>
          </chart:series>
          <chart:series chart:attached-axis="primary-y" chart:style-name="ch14" chart:values-cell-range-address="charts_data.C2:charts_data.C550" chart:label-cell-address="charts_data.C1:charts_data.C1" chart:class="chart:line">
            <chart:data-point chart:repeated="549"/>
          </chart:series>
          <chart:series chart:attached-axis="secondary-y" chart:style-name="ch15" chart:values-cell-range-address="charts_data.E2:charts_data.E550" chart:label-cell-address="charts_data.E1:charts_data.E1" chart:class="chart:line">
            <chart:data-point chart:repeated="33"/>
            <chart:data-point chart:style-name="ch13"/>
            <chart:data-point chart:repeated="515"/>
          </chart:series>
          <chart:series chart:attached-axis="secondary-y" chart:style-name="ch16" chart:values-cell-range-address="charts_data.F2:charts_data.F550" chart:label-cell-address="charts_data.F1:charts_data.F1" chart:class="chart:line">
            <chart:data-point chart:repeated="5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float" office:value="110104">
                <text:p>110104</text:p>
                <draw:g>
                  <svg:desc>charts_data.A2:charts_data.A550</svg:desc>
                </draw:g>
              </table:table-cell>
              <table:table-cell office:value-type="float" office:value="81.321">
                <text:p>81.321</text:p>
                <draw:g>
                  <svg:desc>charts_data.B2:charts_data.B550</svg:desc>
                </draw:g>
              </table:table-cell>
              <table:table-cell office:value-type="float" office:value="33.28">
                <text:p>33.28</text:p>
                <draw:g>
                  <svg:desc>charts_data.C2:charts_data.C550</svg:desc>
                </draw:g>
              </table:table-cell>
              <table:table-cell office:value-type="float" office:value="11674.7598">
                <text:p>11674.7598</text:p>
                <draw:g>
                  <svg:desc>charts_data.E2:charts_data.E550</svg:desc>
                </draw:g>
              </table:table-cell>
              <table:table-cell office:value-type="float" office:value="2703.1699">
                <text:p>2703.1699</text:p>
                <draw:g>
                  <svg:desc>charts_data.F2:charts_data.F550</svg:desc>
                </draw:g>
              </table:table-cell>
            </table:table-row>
            <table:table-row>
              <table:table-cell office:value-type="string">
                <text:p>110111</text:p>
              </table:table-cell>
              <table:table-cell office:value-type="float" office:value="79.366">
                <text:p>79.366</text:p>
              </table:table-cell>
              <table:table-cell office:value-type="float" office:value="33.31">
                <text:p>33.31</text:p>
              </table:table-cell>
              <table:table-cell office:value-type="float" office:value="11787.3799">
                <text:p>11787.3799</text:p>
              </table:table-cell>
              <table:table-cell office:value-type="float" office:value="2755.3">
                <text:p>2755.3</text:p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3072.8789">
                <text:p>33072.8789</text:p>
              </table:table-cell>
              <table:table-cell office:value-type="float" office:value="13138.7305">
                <text:p>13138.7305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33153.2109">
                <text:p>33153.2109</text:p>
              </table:table-cell>
              <table:table-cell office:value-type="float" office:value="13480.1104">
                <text:p>13480.1104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33800.6016">
                <text:p>33800.6016</text:p>
              </table:table-cell>
              <table:table-cell office:value-type="float" office:value="13900.1904">
                <text:p>13900.1904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34200.6719">
                <text:p>34200.6719</text:p>
              </table:table-cell>
              <table:table-cell office:value-type="float" office:value="14052.3398">
                <text:p>14052.3398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34043.4883">
                <text:p>34043.4883</text:p>
              </table:table-cell>
              <table:table-cell office:value-type="float" office:value="14016.8096">
                <text:p>14016.8096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33820.3789">
                <text:p>33820.3789</text:p>
              </table:table-cell>
              <table:table-cell office:value-type="float" office:value="14051.0303">
                <text:p>14051.0303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34777.7617">
                <text:p>34777.7617</text:p>
              </table:table-cell>
              <table:table-cell office:value-type="float" office:value="13752.2402">
                <text:p>13752.2402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34382.1289">
                <text:p>34382.1289</text:p>
              </table:table-cell>
              <table:table-cell office:value-type="float" office:value="13429.9805">
                <text:p>13429.980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34207.8398">
                <text:p>34207.8398</text:p>
              </table:table-cell>
              <table:table-cell office:value-type="float" office:value="13470.9902">
                <text:p>13470.9902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34529.4492">
                <text:p>34529.4492</text:p>
              </table:table-cell>
              <table:table-cell office:value-type="float" office:value="13748.7402">
                <text:p>13748.7402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34756.3906">
                <text:p>34756.3906</text:p>
              </table:table-cell>
              <table:table-cell office:value-type="float" office:value="13814.4902">
                <text:p>13814.4902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34479.6016">
                <text:p>34479.6016</text:p>
              </table:table-cell>
              <table:table-cell office:value-type="float" office:value="14069.4199">
                <text:p>14069.4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8000" draw:fill-color="#ff80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4.074cm" svg:y="1.685cm" style:legend-expansion="wide" chart:style-name="ch3"/>
        <chart:plot-area chart:style-name="ch4" table:cell-range-address="charts_data.A1:charts_data.D550 charts_data.G1:charts_data.G550" chart:data-source-has-labels="both" svg:x="2.18cm" svg:y="2.848cm" svg:width="53.883cm" svg:height="23.575cm">
          <chart:coordinate-region svg:x="3.037cm" svg:y="2.848cm" svg:width="52.012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50" chart:label-cell-address="charts_data.B1:charts_data.B1" chart:class="chart:line">
            <chart:data-point chart:repeated="26"/>
            <chart:data-point chart:style-name="ch13"/>
            <chart:data-point chart:repeated="3"/>
            <chart:data-point chart:style-name="ch14"/>
            <chart:data-point chart:style-name="ch13"/>
            <chart:data-point chart:repeated="91"/>
            <chart:data-point chart:style-name="ch13"/>
            <chart:data-point chart:repeated="425"/>
          </chart:series>
          <chart:series chart:attached-axis="primary-y" chart:style-name="ch15" chart:values-cell-range-address="charts_data.C2:charts_data.C550" chart:label-cell-address="charts_data.C1:charts_data.C1" chart:class="chart:line">
            <chart:data-point chart:repeated="549"/>
          </chart:series>
          <chart:series chart:attached-axis="secondary-y" chart:style-name="ch16" chart:values-cell-range-address="charts_data.D2:charts_data.D550" chart:label-cell-address="charts_data.D1:charts_data.D1" chart:class="chart:line">
            <chart:data-point chart:repeated="30"/>
            <chart:data-point chart:style-name="ch17"/>
            <chart:data-point chart:repeated="472"/>
            <chart:data-point chart:style-name="ch13" chart:repeated="2"/>
            <chart:data-point chart:repeated="44"/>
          </chart:series>
          <chart:series chart:attached-axis="secondary-y" chart:style-name="ch18" chart:values-cell-range-address="charts_data.G2:charts_data.G550" chart:label-cell-address="charts_data.G1:charts_data.G1" chart:class="chart:line">
            <chart:data-point chart:repeated="54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  <table:table-cell office:value-type="string">
                <text:p>Gold</text:p>
                <draw:g>
                  <svg:desc>charts_data.G1:charts_data.G1</svg:desc>
                </draw:g>
              </table:table-cell>
            </table:table-row>
          </table:table-header-rows>
          <table:table-rows>
            <table:table-row>
              <table:table-cell office:value-type="float" office:value="110104">
                <text:p>110104</text:p>
                <draw:g>
                  <svg:desc>charts_data.A2:charts_data.A550</svg:desc>
                </draw:g>
              </table:table-cell>
              <table:table-cell office:value-type="float" office:value="81.321">
                <text:p>81.321</text:p>
                <draw:g>
                  <svg:desc>charts_data.B2:charts_data.B550</svg:desc>
                </draw:g>
              </table:table-cell>
              <table:table-cell office:value-type="float" office:value="33.28">
                <text:p>33.28</text:p>
                <draw:g>
                  <svg:desc>charts_data.C2:charts_data.C550</svg:desc>
                </draw:g>
              </table:table-cell>
              <table:table-cell office:value-type="float" office:value="1271.5">
                <text:p>1271.5</text:p>
                <draw:g>
                  <svg:desc>charts_data.D2:charts_data.D550</svg:desc>
                </draw:g>
              </table:table-cell>
              <table:table-cell office:value-type="float" office:value="1368.5">
                <text:p>1368.5</text:p>
                <draw:g>
                  <svg:desc>charts_data.G2:charts_data.G550</svg:desc>
                </draw:g>
              </table:table-cell>
            </table:table-row>
            <table:table-row>
              <table:table-cell office:value-type="string">
                <text:p>110111</text:p>
              </table:table-cell>
              <table:table-cell office:value-type="float" office:value="79.366">
                <text:p>79.366</text:p>
              </table:table-cell>
              <table:table-cell office:value-type="float" office:value="33.31">
                <text:p>33.31</text:p>
              </table:table-cell>
              <table:table-cell office:value-type="float" office:value="1293.24">
                <text:p>1293.24</text:p>
              </table:table-cell>
              <table:table-cell office:value-type="float" office:value="1360.4">
                <text:p>1360.4</text:p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  <table:table-cell office:value-type="float" office:value="1340.7">
                <text:p>1340.7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  <table:table-cell office:value-type="float" office:value="1359.9">
                <text:p>1359.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  <table:table-cell office:value-type="float" office:value="1408.7">
                <text:p>1408.7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  <table:table-cell office:value-type="float" office:value="1428.2">
                <text:p>1428.2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  <table:table-cell office:value-type="float" office:value="1415.9">
                <text:p>1415.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  <table:table-cell office:value-type="float" office:value="1426.1">
                <text:p>1426.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  <table:table-cell office:value-type="float" office:value="1428.1">
                <text:p>1428.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  <table:table-cell office:value-type="float" office:value="1485.3">
                <text:p>1485.3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  <table:table-cell office:value-type="float" office:value="1503.2">
                <text:p>1503.2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  <table:table-cell office:value-type="float" office:value="1491.2">
                <text:p>1491.2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  <table:table-cell office:value-type="float" office:value="1541.7">
                <text:p>1541.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  <table:table-cell office:value-type="float" office:value="1528.6">
                <text:p>1528.6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  <table:table-cell office:value-type="float" office:value="1500.5">
                <text:p>1500.5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  <table:table-cell office:value-type="float" office:value="1482.3">
                <text:p>1482.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  <table:table-cell office:value-type="float" office:value="1589.8">
                <text:p>15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  <table:table-cell office:value-type="float" office:value="1601.3">
                <text:p>1601.3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  <table:table-cell office:value-type="float" office:value="1628.3">
                <text:p>1628.3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  <table:table-cell office:value-type="float" office:value="1794.1">
                <text:p>1794.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  <table:table-cell office:value-type="float" office:value="1873.7">
                <text:p>1873.7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  <table:table-cell office:value-type="float" office:value="1856.4">
                <text:p>1856.4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  <table:table-cell office:value-type="float" office:value="1620.4">
                <text:p>1620.4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  <table:table-cell office:value-type="float" office:value="1681.8">
                <text:p>1681.8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  <table:table-cell office:value-type="float" office:value="1635.1">
                <text:p>1635.1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  <table:table-cell office:value-type="float" office:value="1746.2">
                <text:p>1746.2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  <table:table-cell office:value-type="float" office:value="1755.3">
                <text:p>1755.3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  <table:table-cell office:value-type="float" office:value="1724.7">
                <text:p>1724.7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  <table:table-cell office:value-type="float" office:value="1604.7">
                <text:p>1604.7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  <table:table-cell office:value-type="float" office:value="1565.8">
                <text:p>1565.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  <table:table-cell office:value-type="float" office:value="1616.1">
                <text:p>1616.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  <table:table-cell office:value-type="float" office:value="1630.4">
                <text:p>1630.4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  <table:table-cell office:value-type="float" office:value="1663.7">
                <text:p>1663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  <table:table-cell office:value-type="float" office:value="1731.8">
                <text:p>1731.8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  <table:table-cell office:value-type="float" office:value="1737.9">
                <text:p>1737.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  <table:table-cell office:value-type="float" office:value="1723.3">
                <text:p>1723.3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  <table:table-cell office:value-type="float" office:value="1775.1">
                <text:p>1775.1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  <table:table-cell office:value-type="float" office:value="1708.8">
                <text:p>1708.8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  <table:table-cell office:value-type="float" office:value="1655.5">
                <text:p>1655.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  <table:table-cell office:value-type="float" office:value="1662.3">
                <text:p>1662.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  <table:table-cell office:value-type="float" office:value="1628.5">
                <text:p>1628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  <table:table-cell office:value-type="float" office:value="1642.1">
                <text:p>1642.1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  <table:table-cell office:value-type="float" office:value="1583.6">
                <text:p>1583.6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  <table:table-cell office:value-type="float" office:value="1568.8">
                <text:p>1568.8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  <table:table-cell office:value-type="float" office:value="1620.5">
                <text:p>1620.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  <table:table-cell office:value-type="float" office:value="1590.1">
                <text:p>1590.1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  <table:table-cell office:value-type="float" office:value="1603.5">
                <text:p>1603.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  <table:table-cell office:value-type="float" office:value="1578.4">
                <text:p>1578.4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  <table:table-cell office:value-type="float" office:value="1582.5">
                <text:p>1582.5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  <table:table-cell office:value-type="float" office:value="1617.9">
                <text:p>1617.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  <table:table-cell office:value-type="float" office:value="1616.3">
                <text:p>1616.3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  <table:table-cell office:value-type="float" office:value="1669.8">
                <text:p>1669.8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  <table:table-cell office:value-type="float" office:value="1684.6">
                <text:p>1684.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  <table:table-cell office:value-type="float" office:value="1771.1">
                <text:p>1771.1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  <table:table-cell office:value-type="float" office:value="1778.6">
                <text:p>1778.6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  <table:table-cell office:value-type="float" office:value="1674.1">
                <text:p>1674.1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  <table:table-cell office:value-type="float" office:value="1714.3">
                <text:p>1714.3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  <table:table-cell office:value-type="float" office:value="1751.3">
                <text:p>1751.3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  <table:table-cell office:value-type="float" office:value="1695.8">
                <text:p>1695.8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  <table:table-cell office:value-type="float" office:value="1648.1">
                <text:p>1648.1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  <table:table-cell office:value-type="float" office:value="1656.4">
                <text:p>1656.4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  <table:table-cell office:value-type="float" office:value="1669.4">
                <text:p>1669.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  <table:table-cell office:value-type="float" office:value="1608.8">
                <text:p>1608.8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  <table:table-cell office:value-type="float" office:value="1572.4">
                <text:p>1572.4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  <table:table-cell office:value-type="float" office:value="1576.6">
                <text:p>1576.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  <table:table-cell office:value-type="float" office:value="1592.5">
                <text:p>1592.5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  <table:table-cell office:value-type="float" office:value="1575.4">
                <text:p>1575.4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  <table:table-cell office:value-type="float" office:value="1453.6">
                <text:p>1453.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  <table:table-cell office:value-type="float" office:value="1464.3">
                <text:p>1464.3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  <table:table-cell office:value-type="float" office:value="1364.9">
                <text:p>1364.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  <table:table-cell office:value-type="float" office:value="1387.3">
                <text:p>1387.3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  <table:table-cell office:value-type="float" office:value="1223.8">
                <text:p>1223.8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  <table:table-cell office:value-type="float" office:value="1321.7">
                <text:p>1321.7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  <table:table-cell office:value-type="float" office:value="1310.6">
                <text:p>1310.6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  <table:table-cell office:value-type="float" office:value="1312.9">
                <text:p>1312.9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  <table:table-cell office:value-type="float" office:value="1396.1">
                <text:p>1396.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  <table:table-cell office:value-type="float" office:value="1386.7">
                <text:p>1386.7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  <table:table-cell office:value-type="float" office:value="1332.5">
                <text:p>1332.5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  <table:table-cell office:value-type="float" office:value="1309.7">
                <text:p>1309.7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  <table:table-cell office:value-type="float" office:value="1314.4">
                <text:p>1314.4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  <table:table-cell office:value-type="float" office:value="1284.5">
                <text:p>1284.5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  <table:table-cell office:value-type="float" office:value="1264.5">
                <text:p>1264.5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  <table:table-cell office:value-type="float" office:value="1263.3">
                <text:p>1263.3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  <table:table-cell office:value-type="float" office:value="1321.4">
                <text:p>1321.4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  <table:table-cell office:value-type="float" office:value="1338.1">
                <text:p>1338.1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  <table:table-cell office:value-type="float" office:value="1293.8">
                <text:p>1293.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  <table:table-cell office:value-type="float" office:value="1318.7">
                <text:p>1318.7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  <table:table-cell office:value-type="float" office:value="1293.4">
                <text:p>1293.4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  <table:table-cell office:value-type="float" office:value="1300.7">
                <text:p>1300.7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  <table:table-cell office:value-type="float" office:value="1302.6">
                <text:p>1302.6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  <table:table-cell office:value-type="float" office:value="1252.1">
                <text:p>1252.1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  <table:table-cell office:value-type="float" office:value="1273.7">
                <text:p>1273.7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  <table:table-cell office:value-type="float" office:value="1316.2">
                <text:p>1316.2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  <table:table-cell office:value-type="float" office:value="1309.2">
                <text:p>1309.2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  <table:table-cell office:value-type="float" office:value="1303.1">
                <text:p>1303.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  <table:table-cell office:value-type="float" office:value="1229.9">
                <text:p>1229.9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  <table:table-cell office:value-type="float" office:value="1215.3">
                <text:p>1215.3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  <table:table-cell office:value-type="float" office:value="1192.2">
                <text:p>1192.2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  <table:table-cell office:value-type="float" office:value="1171.1">
                <text:p>1171.1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  <table:table-cell office:value-type="float" office:value="1190.1">
                <text:p>1190.1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  <table:table-cell office:value-type="float" office:value="1195.9">
                <text:p>1195.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  <table:table-cell office:value-type="float" office:value="1276.9">
                <text:p>1276.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  <table:table-cell office:value-type="float" office:value="1292.6">
                <text:p>1292.6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  <table:table-cell office:value-type="float" office:value="1278.5">
                <text:p>1278.5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  <table:table-cell office:value-type="float" office:value="1204.4">
                <text:p>1204.4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  <table:table-cell office:value-type="float" office:value="1164.1">
                <text:p>1164.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  <table:table-cell office:value-type="float" office:value="1152.6">
                <text:p>1152.6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  <table:table-cell office:value-type="float" office:value="1204.6">
                <text:p>1204.6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  <table:table-cell office:value-type="float" office:value="1189.1">
                <text:p>1189.1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  <table:table-cell office:value-type="float" office:value="1189.4">
                <text:p>1189.4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  <table:table-cell office:value-type="float" office:value="1178.8">
                <text:p>1178.8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  <table:table-cell office:value-type="float" office:value="1157.7">
                <text:p>1157.7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  <table:table-cell office:value-type="float" office:value="1085.6">
                <text:p>1085.6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  <table:table-cell office:value-type="float" office:value="1094.9">
                <text:p>1094.9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  <table:table-cell office:value-type="float" office:value="1112.9">
                <text:p>1112.9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  <table:table-cell office:value-type="float" office:value="1159.6">
                <text:p>1159.6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  <table:table-cell office:value-type="float" office:value="1156.3">
                <text:p>1156.3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  <table:table-cell office:value-type="float" office:value="1163.3">
                <text:p>1163.3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  <table:table-cell office:value-type="float" office:value="1141.5">
                <text:p>1141.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  <table:table-cell office:value-type="float" office:value="1080.8">
                <text:p>1080.8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  <table:table-cell office:value-type="float" office:value="1076.9">
                <text:p>1076.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  <table:table-cell office:value-type="float" office:value="1077.2">
                <text:p>1077.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  <table:table-cell office:value-type="float" office:value="1239.1">
                <text:p>1239.1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  <table:table-cell office:value-type="float" office:value="1242.5">
                <text:p>1242.5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  <table:table-cell office:value-type="float" office:value="1289.2">
                <text:p>1289.2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  <table:table-cell office:value-type="float" office:value="1292.9">
                <text:p>1292.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  <table:table-cell office:value-type="float" office:value="1336.7">
                <text:p>1336.7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  <table:table-cell office:value-type="float" office:value="1356.6">
                <text:p>1356.6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  <table:table-cell office:value-type="float" office:value="1323.1">
                <text:p>1323.1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  <table:table-cell office:value-type="float" office:value="1336.4">
                <text:p>1336.4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  <table:table-cell office:value-type="float" office:value="1330.1">
                <text:p>1330.1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  <table:table-cell office:value-type="float" office:value="1313.3">
                <text:p>1313.3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  <table:table-cell office:value-type="float" office:value="1178.2">
                <text:p>1178.2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  <table:table-cell office:value-type="float" office:value="1175.1">
                <text:p>1175.1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  <table:table-cell office:value-type="float" office:value="1159.4">
                <text:p>1159.4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  <table:table-cell office:value-type="float" office:value="1135.3">
                <text:p>1135.3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  <table:table-cell office:value-type="float" office:value="1131.9">
                <text:p>1131.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  <table:table-cell office:value-type="float" office:value="1171.9">
                <text:p>1171.9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  <table:table-cell office:value-type="float" office:value="1188.1">
                <text:p>1188.1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  <table:table-cell office:value-type="float" office:value="1234.4">
                <text:p>1234.4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  <table:table-cell office:value-type="float" office:value="1256.9">
                <text:p>1256.9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  <table:table-cell office:value-type="float" office:value="1200.7">
                <text:p>1200.7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  <table:table-cell office:value-type="float" office:value="1248.2">
                <text:p>1248.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  <table:table-cell office:value-type="float" office:value="1224.8">
                <text:p>1224.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  <table:table-cell office:value-type="float" office:value="1226.2">
                <text:p>1226.2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  <table:table-cell office:value-type="float" office:value="1252.7">
                <text:p>1252.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  <table:table-cell office:value-type="float" office:value="1258.3">
                <text:p>1258.3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  <table:table-cell office:value-type="float" office:value="1285.7">
                <text:p>1285.7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  <table:table-cell office:value-type="float" office:value="1271.6">
                <text:p>1271.6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  <table:table-cell office:value-type="float" office:value="1301.5">
                <text:p>1301.5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  <table:table-cell office:value-type="float" office:value="1266.5">
                <text:p>1266.5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  <table:table-cell office:value-type="float" office:value="1323.7">
                <text:p>1323.7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  <table:table-cell office:value-type="float" office:value="1289.1">
                <text:p>1289.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  <table:table-cell office:value-type="float" office:value="1356.8">
                <text:p>1356.8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  <table:table-cell office:value-type="float" office:value="1370.7">
                <text:p>1370.7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  <table:table-cell office:value-type="float" office:value="1359.5">
                <text:p>1359.5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  <table:table-cell office:value-type="float" office:value="1360.1">
                <text:p>1360.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  <table:table-cell office:value-type="float" office:value="1367.7">
                <text:p>1367.7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  <table:table-cell office:value-type="float" office:value="1322.2">
                <text:p>1322.2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  <table:table-cell office:value-type="float" office:value="1327.7">
                <text:p>1327.7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  <table:table-cell office:value-type="float" office:value="1294.9">
                <text:p>1294.9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  <table:table-cell office:value-type="float" office:value="1234.6">
                <text:p>1234.6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  <table:table-cell office:value-type="float" office:value="1224.4">
                <text:p>1224.4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  <table:table-cell office:value-type="float" office:value="1211.7">
                <text:p>1211.7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  <table:table-cell office:value-type="float" office:value="1212.4">
                <text:p>1212.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  <table:table-cell office:value-type="float" office:value="1231.8">
                <text:p>1231.8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  <table:table-cell office:value-type="float" office:value="1264.2">
                <text:p>1264.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  <table:table-cell office:value-type="float" office:value="1289.3">
                <text:p>1289.3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  <table:table-cell office:value-type="float" office:value="1296.1">
                <text:p>1296.1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  <table:table-cell office:value-type="float" office:value="1288.9">
                <text:p>1288.9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  <table:table-cell office:value-type="float" office:value="1318.35">
                <text:p>1318.35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  <table:table-cell office:value-type="float" office:value="1324.75">
                <text:p>1324.7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  <table:table-cell office:value-type="float" office:value="1330.65">
                <text:p>1330.65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  <table:table-cell office:value-type="float" office:value="1294.45">
                <text:p>1294.45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  <table:table-cell office:value-type="float" office:value="1313.35">
                <text:p>1313.35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  <table:table-cell office:value-type="float" office:value="1296.95">
                <text:p>1296.95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  <table:table-cell office:value-type="float" office:value="1293.65">
                <text:p>1293.65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  <table:table-cell office:value-type="float" office:value="1280.3">
                <text:p>1280.3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  <table:table-cell office:value-type="float" office:value="1286.7">
                <text:p>1286.7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  <table:table-cell office:value-type="float" office:value="1345.35">
                <text:p>1345.35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  <table:table-cell office:value-type="float" office:value="1417.65">
                <text:p>1417.65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  <table:table-cell office:value-type="float" office:value="1426.3">
                <text:p>1426.3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  <table:table-cell office:value-type="float" office:value="1418.6">
                <text:p>1418.6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  <table:table-cell office:value-type="float" office:value="1453.2">
                <text:p>1453.2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  <table:table-cell office:value-type="float" office:value="1508.35">
                <text:p>1508.35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  <table:table-cell office:value-type="float" office:value="1523.8">
                <text:p>1523.8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  <table:table-cell office:value-type="float" office:value="1536.75">
                <text:p>1536.75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  <table:table-cell office:value-type="float" office:value="1529.15">
                <text:p>1529.15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  <table:table-cell office:value-type="float" office:value="1515.3">
                <text:p>1515.3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  <table:table-cell office:value-type="float" office:value="1524.05">
                <text:p>1524.05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  <table:table-cell office:value-type="float" office:value="1503.45">
                <text:p>1503.45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  <table:table-cell office:value-type="float" office:value="1510.25">
                <text:p>1510.25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  <table:table-cell office:value-type="float" office:value="1493.35">
                <text:p>1493.35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  <table:table-cell office:value-type="float" office:value="1507.15">
                <text:p>1507.15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  <table:table-cell office:value-type="float" office:value="1516.65">
                <text:p>1516.65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  <table:table-cell office:value-type="float" office:value="1461.55">
                <text:p>1461.55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  <table:table-cell office:value-type="float" office:value="1472.7">
                <text:p>1472.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  <table:table-cell office:value-type="float" office:value="1480.2">
                <text:p>1480.2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  <table:table-cell office:value-type="float" office:value="1482.05">
                <text:p>1482.05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  <table:table-cell office:value-type="float" office:value="1515.65">
                <text:p>1515.65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  <table:table-cell office:value-type="float" office:value="1555.15">
                <text:p>1555.1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  <table:table-cell office:value-type="float" office:value="1557.35">
                <text:p>1557.35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  <table:table-cell office:value-type="float" office:value="1573.9">
                <text:p>1573.9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  <table:table-cell office:value-type="float" office:value="1586.85">
                <text:p>1586.85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  <table:table-cell office:value-type="float" office:value="1645.95">
                <text:p>1645.9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  <table:table-cell office:value-type="float" office:value="1587.15">
                <text:p>1587.15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  <table:table-cell office:value-type="float" office:value="1674.35">
                <text:p>1674.35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  <table:table-cell office:value-type="float" office:value="1501.15">
                <text:p>1501.1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  <table:table-cell office:value-type="float" office:value="1630.6">
                <text:p>1630.6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  <table:table-cell office:value-type="float" office:value="1648.75">
                <text:p>1648.75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  <table:table-cell office:value-type="float" office:value="1752.8">
                <text:p>1752.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  <table:table-cell office:value-type="float" office:value="1694.6">
                <text:p>1694.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  <table:table-cell office:value-type="float" office:value="1745.65">
                <text:p>1745.6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  <table:table-cell office:value-type="float" office:value="1704.8">
                <text:p>1704.8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  <table:table-cell office:value-type="float" office:value="1753.15">
                <text:p>1753.15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  <table:table-cell office:value-type="float" office:value="1734.7">
                <text:p>1734.7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  <table:table-cell office:value-type="float" office:value="1731.6">
                <text:p>1731.6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  <table:table-cell office:value-type="float" office:value="1688.35">
                <text:p>1688.35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  <table:table-cell office:value-type="float" office:value="1737.6">
                <text:p>1737.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  <table:table-cell office:value-type="float" office:value="1784.8">
                <text:p>1784.8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  <table:table-cell office:value-type="float" office:value="1801.55">
                <text:p>1801.55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  <table:table-cell office:value-type="float" office:value="1899.95">
                <text:p>1899.95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  <table:table-cell office:value-type="float" office:value="1971.2">
                <text:p>1971.2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  <table:table-cell office:value-type="float" office:value="2036.15">
                <text:p>2036.1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  <table:table-cell office:value-type="float" office:value="1948.25">
                <text:p>1948.2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  <table:table-cell office:value-type="float" office:value="1864.15">
                <text:p>1864.15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  <table:table-cell office:value-type="float" office:value="1936.4">
                <text:p>1936.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  <table:table-cell office:value-type="float" office:value="1902.8">
                <text:p>1902.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  <table:table-cell office:value-type="float" office:value="1878.7">
                <text:p>1878.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  <table:table-cell office:value-type="float" office:value="1952.05">
                <text:p>1952.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  <table:table-cell office:value-type="float" office:value="1888.35">
                <text:p>1888.35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  <table:table-cell office:value-type="float" office:value="1869.75">
                <text:p>1869.75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  <table:table-cell office:value-type="float" office:value="1783.1">
                <text:p>1783.1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  <table:table-cell office:value-type="float" office:value="1842.1">
                <text:p>1842.1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  <table:table-cell office:value-type="float" office:value="1843.7">
                <text:p>1843.7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  <table:table-cell office:value-type="float" office:value="1882.9">
                <text:p>1882.9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  <table:table-cell office:value-type="float" office:value="1901.6">
                <text:p>1901.6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  <table:table-cell office:value-type="float" office:value="1849.9">
                <text:p>1849.9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  <table:table-cell office:value-type="float" office:value="1827.85">
                <text:p>1827.8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  <table:table-cell office:value-type="float" office:value="1855.3">
                <text:p>1855.3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  <table:table-cell office:value-type="float" office:value="1824.55">
                <text:p>1824.55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  <table:table-cell office:value-type="float" office:value="1783.35">
                <text:p>1783.35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  <table:table-cell office:value-type="float" office:value="1732.45">
                <text:p>1732.45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  <table:table-cell office:value-type="float" office:value="1725.6">
                <text:p>1725.6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  <table:table-cell office:value-type="float" office:value="1743.9">
                <text:p>1743.9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974.54">
                <text:p>3974.54</text:p>
              </table:table-cell>
              <table:table-cell office:value-type="float" office:value="1731.3">
                <text:p>1731.3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4019.8701">
                <text:p>4019.8701</text:p>
              </table:table-cell>
              <table:table-cell office:value-type="float" office:value="1730.45">
                <text:p>1730.45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4128.7998">
                <text:p>4128.7998</text:p>
              </table:table-cell>
              <table:table-cell office:value-type="float" office:value="1744.6">
                <text:p>1744.6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4185.4702">
                <text:p>4185.4702</text:p>
              </table:table-cell>
              <table:table-cell office:value-type="float" office:value="1776.9">
                <text:p>1776.9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4180.1699">
                <text:p>4180.1699</text:p>
              </table:table-cell>
              <table:table-cell office:value-type="float" office:value="1776.75">
                <text:p>1776.75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4183.1802">
                <text:p>4183.1802</text:p>
              </table:table-cell>
              <table:table-cell office:value-type="float" office:value="1768.6">
                <text:p>1768.6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4232.6001">
                <text:p>4232.6001</text:p>
              </table:table-cell>
              <table:table-cell office:value-type="float" office:value="1831.95">
                <text:p>1831.95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4173.8198">
                <text:p>4173.8198</text:p>
              </table:table-cell>
              <table:table-cell office:value-type="float" office:value="1843.85">
                <text:p>1843.8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4155.8599">
                <text:p>4155.8599</text:p>
              </table:table-cell>
              <table:table-cell office:value-type="float" office:value="1881.85">
                <text:p>1881.85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4204.2202">
                <text:p>4204.2202</text:p>
              </table:table-cell>
              <table:table-cell office:value-type="float" office:value="1903.6">
                <text:p>1903.6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4229.8901">
                <text:p>4229.890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4247.4399">
                <text:p>4247.4399</text:p>
              </table:table-cell>
              <table:table-cell office:value-type="float" office:value="1879.25">
                <text:p>187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